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4cf1" officeooo:paragraph-rsid="00084cf1"/>
    </style:style>
    <style:style style:name="P2" style:family="paragraph" style:parent-style-name="Standard">
      <style:text-properties officeooo:rsid="00084ded" officeooo:paragraph-rsid="00084d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.</text:p>
      <text:p text:style-name="P1"/>
      <text:p text:style-name="P2">This is the doc edit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5:44:27.771000000</meta:creation-date>
    <dc:date>2015-06-11T15:46:09.486000000</dc:date>
    <meta:editing-duration>PT1M23S</meta:editing-duration>
    <meta:editing-cycles>2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2" meta:word-count="10" meta:character-count="42" meta:non-whitespace-character-count="34"/>
  </office:meta>
</office:document-meta>
</file>